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, 'Arial Unicode MS'"/>
    <style:font-face style:name="DejaVu Sans Condensed2" svg:font-family="'DejaVu Sans Condensed'" style:font-pitch="variable"/>
    <style:font-face style:name="Lohit Hindi2" svg:font-family="'Lohit Hindi'" style:font-pitch="variable"/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margin-top="0.423cm" fo:margin-bottom="0.212cm" fo:text-align="center" style:justify-single-word="false" style:page-number="auto"/>
    </style:style>
    <style:style style:name="T1" style:family="text">
      <style:text-properties style:font-name-asian="DejaVu Serif Condensed" style:font-name-complex="DejaVu Serif Condense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原码的加减法运算</text:h>
      <text:h text:style-name="Heading_20_3" text:outline-level="3">一.总体思路</text:h>
      <text:p text:style-name="Text_20_body">1.<text:span text:style-name="T1"> </text:span>将原码限定为<text:span text:style-name="T1"> </text:span>8bits</text:p>
      <text:p text:style-name="Text_20_body">2.<text:span text:style-name="T1"> </text:span>从标准输入读入两个十进制数保存在两个<text:span text:style-name="T1"> </text:span>int<text:span text:style-name="T1"> </text:span>当中</text:p>
      <text:p text:style-name="Text_20_body">3.<text:span text:style-name="T1"> </text:span>通过<text:span text:style-name="T1"> </text:span>itot<text:span text:style-name="T1"> </text:span>函数将两数转变成字符串形式的原码并输出</text:p>
      <text:p text:style-name="Text_20_body">4.<text:span text:style-name="T1"> </text:span>通过字符串操作模拟原码的加减法运算,并输出结果</text:p>
      <text:h text:style-name="Heading_20_3" text:outline-level="3">二.算法证明</text:h>
      <text:p text:style-name="Text_20_body"><text:tab/>1.<text:span text:style-name="T1"> </text:span>加法</text:p>
      <text:p text:style-name="Text_20_body"><text:tab/><text:tab/>首先判断相加两数的符号是否相同:</text:p>
      <text:p text:style-name="Text_20_body"><text:tab/><text:tab/>若相同,则取两数绝对值通过<text:span text:style-name="T1"> </text:span>7bits<text:span text:style-name="T1"> </text:span>无符号数相加,再将得数符号位赋值为相</text:p>
      <text:p text:style-name="Text_20_body"><text:tab/><text:tab/>加两数的符号位</text:p>
      <text:p text:style-name="Text_20_body"><text:tab/><text:tab/>证明:</text:p>
      <text:p text:style-name="Text_20_body"><text:tab/><text:tab/><text:tab/>若<text:span text:style-name="T1"> </text:span>a,b&gt;=0</text:p>
      <text:p text:style-name="Text_20_body"><text:tab/><text:tab/><text:tab/>a+b<text:span text:style-name="T1"> </text:span>=<text:span text:style-name="T1"> </text:span>|a|<text:span text:style-name="T1"> </text:span>+<text:span text:style-name="T1"> </text:span>|b|</text:p>
      <text:p text:style-name="Text_20_body"><text:tab/><text:tab/><text:tab/>若<text:span text:style-name="T1"> </text:span>a,b&lt;0</text:p>
      <text:p text:style-name="Text_20_body"><text:tab/><text:tab/><text:tab/>则<text:span text:style-name="T1"> </text:span>a<text:span text:style-name="T1"> </text:span>+<text:span text:style-name="T1"> </text:span>b<text:span text:style-name="T1"> </text:span>=<text:span text:style-name="T1"> </text:span>-(|a|+|b|)</text:p>
      <text:p text:style-name="Text_20_body"/>
      <text:p text:style-name="Text_20_body"><text:tab/><text:tab/>若不相同,则判断两数的绝对值大小,将小的一个转变成补码,通过<text:span text:style-name="T1"> </text:span>7bits<text:span text:style-name="T1"> </text:span>无</text:p>
      <text:p text:style-name="Text_20_body"><text:tab/><text:tab/>符号数相加,将得数<text:span text:style-name="T1"> </text:span>符号位赋值为绝对值较大的数的符号</text:p>
      <text:p text:style-name="Text_20_body"><text:tab/><text:tab/>证明:</text:p>
      <text:p text:style-name="Text_20_body"><text:tab/><text:tab/><text:tab/>a<text:span text:style-name="T1"> </text:span>&lt;<text:span text:style-name="T1"> </text:span>0,<text:span text:style-name="T1"> </text:span>b<text:span text:style-name="T1"> </text:span>&gt;<text:span text:style-name="T1"> </text:span>0,<text:span text:style-name="T1"> </text:span>且<text:span text:style-name="T1"> </text:span>|a|<text:span text:style-name="T1"> </text:span>&lt;<text:span text:style-name="T1"> </text:span>|b|</text:p>
      <text:p text:style-name="Text_20_body"><text:tab/><text:tab/><text:tab/>a<text:span text:style-name="T1"> </text:span>+<text:span text:style-name="T1"> </text:span>b<text:span text:style-name="T1"> </text:span>=<text:span text:style-name="T1"> </text:span>-(|a|<text:span text:style-name="T1"> </text:span>-<text:span text:style-name="T1"> </text:span>|b|)</text:p>
      <text:p text:style-name="Text_20_body"><text:tab/><text:tab/><text:tab/>=<text:span text:style-name="T1"> </text:span>-(|a|<text:span text:style-name="T1"> </text:span>+<text:span text:style-name="T1"> </text:span>|b|补)</text:p>
      <text:p text:style-name="Text_20_body"><text:tab/><text:tab/><text:tab/>同理可得其他情况</text:p>
      <text:p text:style-name="Text_20_body"><text:tab/>2.<text:span text:style-name="T1"> </text:span>减法</text:p>
      <text:p text:style-name="Text_20_body"><text:tab/>将减数去相反数,再调用加法运算即可得两数之差</text:p>
      <text:p text:style-name="Text_20_body"><text:tab/>证明:</text:p>
      <text:p text:style-name="Text_20_body"><text:tab/><text:tab/>a<text:span text:style-name="T1"> </text:span>-<text:span text:style-name="T1"> </text:span>b<text:span text:style-name="T1"> </text:span>=<text:span text:style-name="T1"> </text:span>a<text:span text:style-name="T1"> </text:span>+<text:span text:style-name="T1"> </text:span>(-b)</text:p>
      <text:h text:style-name="Heading_20_3" text:outline-level="3">三.使用方法</text:h>
      <text:p text:style-name="Text_20_body">源文件<text:span text:style-name="T1"> </text:span>true_form.c<text:span text:style-name="T1"> </text:span>在文件夹<text:span text:style-name="T1"> </text:span>src<text:span text:style-name="T1"> </text:span>当中,可直接编译运行。</text:p>
      <text:p text:style-name="Text_20_body">输入两个在-127~127<text:span text:style-name="T1"> </text:span>之间的运算数,能得到<text:span text:style-name="T1"> </text:span>6<text:span text:style-name="T1"> </text:span>行结果,分别是运算数的原码,和与差的原码以及和与差的十进制数。</text:p>
      <text:p text:style-name="Text_20_body">若在<text:span text:style-name="T1"> </text:span>linux<text:span text:style-name="T1"> </text:span>系统中,可直接使用<text:span text:style-name="T1"> </text:span>make<text:span text:style-name="T1"> </text:span>命令编译得到可执行程序,再通过命令<text:span text:style-name="T1"> </text:span>cat<text:span text:style-name="T1"> </text:span>test.txt<text:span text:style-name="T1"> </text:span>|<text:span text:style-name="T1"> </text:span>./true_form.out<text:span text:style-name="T1"> </text:span>来得到实例分析中的测试结果。</text:p>
      <text:h text:style-name="Heading_20_3" text:outline-level="3"><text:soft-page-break/>四.特殊处理</text:h>
      <text:p text:style-name="Text_20_body">运算过程中若出现溢出,则<text:span text:style-name="T1"> </text:span>overflow<text:span text:style-name="T1"> </text:span>的值将为<text:span text:style-name="T1"> </text:span>1</text:p>
      <text:p text:style-name="Text_20_body">若需要将程序进行数位扩展,则之需要将<text:span text:style-name="T1"> </text:span>adder_7bits<text:span text:style-name="T1"> </text:span>函数就位数修改,以及将存储的变量都改成需要的数位即可</text:p>
      <text:h text:style-name="Heading_20_3" text:outline-level="3">五.实例分析</text:h>
      <text:p text:style-name="Text_20_body">15<text:span text:style-name="T1"> </text:span>20</text:p>
      <text:p text:style-name="Text_20_body">num1<text:span text:style-name="T1"> </text:span>=<text:span text:style-name="T1"> </text:span>00001111</text:p>
      <text:p text:style-name="Text_20_body">num2<text:span text:style-name="T1"> </text:span>=<text:span text:style-name="T1"> </text:span>00010100</text:p>
      <text:p text:style-name="Text_20_body">sum<text:span text:style-name="T1"> </text:span>=<text:span text:style-name="T1"> </text:span>00100011<text:span text:style-name="T1"> </text:span>overflow<text:span text:style-name="T1"> </text:span>=<text:span text:style-name="T1"> </text:span>0</text:p>
      <text:p text:style-name="Text_20_body">difference<text:span text:style-name="T1"> </text:span>=<text:span text:style-name="T1"> </text:span>10000101<text:span text:style-name="T1"> </text:span>overflow<text:span text:style-name="T1"> </text:span>=<text:span text:style-name="T1"> </text:span>0</text:p>
      <text:p text:style-name="Text_20_body">sum<text:span text:style-name="T1"> </text:span>=<text:span text:style-name="T1"> </text:span>35</text:p>
      <text:p text:style-name="Text_20_body">difference<text:span text:style-name="T1"> </text:span>=<text:span text:style-name="T1"> </text:span>-5</text:p>
      <text:p text:style-name="Text_20_body"/>
      <text:p text:style-name="Text_20_body">127<text:span text:style-name="T1"> </text:span>1</text:p>
      <text:p text:style-name="Text_20_body">num1<text:span text:style-name="T1"> </text:span>=<text:span text:style-name="T1"> </text:span>01111111</text:p>
      <text:p text:style-name="Text_20_body">num2<text:span text:style-name="T1"> </text:span>=<text:span text:style-name="T1"> </text:span>00000001</text:p>
      <text:p text:style-name="Text_20_body">sum<text:span text:style-name="T1"> </text:span>=<text:span text:style-name="T1"> </text:span>00000000<text:span text:style-name="T1"> </text:span>overflow<text:span text:style-name="T1"> </text:span>=<text:span text:style-name="T1"> </text:span>1</text:p>
      <text:p text:style-name="Text_20_body">difference<text:span text:style-name="T1"> </text:span>=<text:span text:style-name="T1"> </text:span>01111110<text:span text:style-name="T1"> </text:span>overflow<text:span text:style-name="T1"> </text:span>=<text:span text:style-name="T1"> </text:span>0</text:p>
      <text:p text:style-name="Text_20_body">sum<text:span text:style-name="T1"> </text:span>=<text:span text:style-name="T1"> </text:span>0</text:p>
      <text:p text:style-name="Text_20_body">difference<text:span text:style-name="T1"> </text:span>=<text:span text:style-name="T1"> </text:span>126</text:p>
      <text:p text:style-name="Text_20_body"/>
      <text:p text:style-name="Text_20_body">127<text:span text:style-name="T1"> </text:span>-127</text:p>
      <text:p text:style-name="Text_20_body">num1<text:span text:style-name="T1"> </text:span>=<text:span text:style-name="T1"> </text:span>01111111</text:p>
      <text:p text:style-name="Text_20_body">num2<text:span text:style-name="T1"> </text:span>=<text:span text:style-name="T1"> </text:span>11111111</text:p>
      <text:p text:style-name="Text_20_body">sum<text:span text:style-name="T1"> </text:span>=<text:span text:style-name="T1"> </text:span>10000000<text:span text:style-name="T1"> </text:span>overflow<text:span text:style-name="T1"> </text:span>=<text:span text:style-name="T1"> </text:span>0</text:p>
      <text:p text:style-name="Text_20_body">difference<text:span text:style-name="T1"> </text:span>=<text:span text:style-name="T1"> </text:span>01111110<text:span text:style-name="T1"> </text:span>overflow<text:span text:style-name="T1"> </text:span>=<text:span text:style-name="T1"> </text:span>1</text:p>
      <text:p text:style-name="Text_20_body">sum<text:span text:style-name="T1"> </text:span>=<text:span text:style-name="T1"> </text:span>0</text:p>
      <text:p text:style-name="Text_20_body">difference<text:span text:style-name="T1"> </text:span>=<text:span text:style-name="T1"> </text:span>126</text:p>
      <text:p text:style-name="Text_20_body"/>
      <text:p text:style-name="Text_20_body">-120<text:span text:style-name="T1"> </text:span>-10</text:p>
      <text:p text:style-name="Text_20_body">num1<text:span text:style-name="T1"> </text:span>=<text:span text:style-name="T1"> </text:span>11111000</text:p>
      <text:p text:style-name="Text_20_body">num2<text:span text:style-name="T1"> </text:span>=<text:span text:style-name="T1"> </text:span>10001010</text:p>
      <text:p text:style-name="Text_20_body">sum<text:span text:style-name="T1"> </text:span>=<text:span text:style-name="T1"> </text:span>10000010<text:span text:style-name="T1"> </text:span>overflow<text:span text:style-name="T1"> </text:span>=<text:span text:style-name="T1"> </text:span>1</text:p>
      <text:p text:style-name="Text_20_body">difference<text:span text:style-name="T1"> </text:span>=<text:span text:style-name="T1"> </text:span>11101110<text:span text:style-name="T1"> </text:span>overflow<text:span text:style-name="T1"> </text:span>=<text:span text:style-name="T1"> </text:span>0</text:p>
      <text:p text:style-name="Text_20_body">sum<text:span text:style-name="T1"> </text:span>=<text:span text:style-name="T1"> </text:span>-2</text:p>
      <text:p text:style-name="Text_20_body">difference<text:span text:style-name="T1"> </text:span>=<text:span text:style-name="T1"> </text:span>-1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, 'Arial Unicode MS'"/>
    <style:font-face style:name="DejaVu Sans Condensed2" svg:font-family="'DejaVu Sans Condensed'" style:font-pitch="variable"/>
    <style:font-face style:name="Lohit Hindi2" svg:font-family="'Lohit Hindi'" style:font-pitch="variable"/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 Condensed" fo:font-size="12pt" fo:language="en" fo:country="US" style:font-name-asian="DejaVu Sans Condensed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DejaVu Serif Condensed" fo:font-size="12pt" fo:language="en" fo:country="US" style:letter-kerning="true" style:font-name-asian="DejaVu Sans Condensed2" style:font-size-asian="12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 Condensed" fo:font-size="14pt" style:font-name-asian="DejaVu Sans Condensed2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6" style:layout-grid-base-height="0.55cm" style:layout-grid-ruby-height="0cm" style:layout-grid-mode="none" style:layout-grid-ruby-below="false" style:layout-grid-print="false" style:layout-grid-display="false" style:layout-grid-base-width="0.36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AsOn </meta:initial-creator>
    <meta:creation-date>2012-03-07T12:34:56</meta:creation-date>
    <meta:editing-duration>P23DT22H11M8S</meta:editing-duration>
    <meta:generator>LibreOffice/3.4$Unix LibreOffice_project/340m1$Build-402</meta:generator>
    <meta:document-statistic meta:table-count="0" meta:image-count="0" meta:object-count="0" meta:page-count="2" meta:paragraph-count="63" meta:word-count="406" meta:character-count="1231" meta:non-whitespace-character-count="1045"/>
    <meta:user-defined meta:name="Info 1"/>
    <meta:user-defined meta:name="Info 2"/>
    <meta:user-defined meta:name="Info 3"/>
    <meta:user-defined meta:name="Info 4"/>
  </office:meta>
</office:document-meta>
</file>